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Times New Roman" fo:font-weight="bold" style:font-weight-asian="bold" style:font-weight-complex="bold"/>
    </style:style>
    <style:style style:name="P2" style:parent-style-name="Normal" style:family="paragraph">
      <style:text-properties style:font-name="Times New Roman"/>
    </style:style>
    <style:style style:name="P3" style:parent-style-name="Normal" style:family="paragraph">
      <style:text-properties style:font-name="Times New Roman"/>
    </style:style>
    <style:style style:name="P4" style:parent-style-name="Normal" style:family="paragraph">
      <style:text-properties style:font-name="Times New Roman"/>
    </style:style>
    <style:style style:name="P5" style:parent-style-name="Normal" style:family="paragraph">
      <style:text-properties style:font-name="Times New Roman"/>
    </style:style>
    <style:style style:name="P6" style:parent-style-name="Normal" style:family="paragraph">
      <style:text-properties style:font-name="Times New Roman" fo:font-weight="bold" style:font-weight-asian="bold" style:font-weight-complex="bold"/>
    </style:style>
    <style:style style:name="P7" style:parent-style-name="Normal" style:family="paragraph">
      <style:text-properties style:font-name="Times New Roman"/>
    </style:style>
    <style:style style:name="P8" style:parent-style-name="Normal" style:family="paragraph">
      <style:text-properties style:font-name="Times New Roman"/>
    </style:style>
    <style:style style:name="P9" style:parent-style-name="Normal" style:family="paragraph">
      <style:text-properties style:font-name="Times New Roman"/>
    </style:style>
    <style:style style:name="P10" style:parent-style-name="Normal" style:family="paragraph">
      <style:text-properties style:font-name="Times New Roman"/>
    </style:style>
    <style:style style:name="P11" style:parent-style-name="Normal" style:family="paragraph">
      <style:text-properties style:font-name="Times New Roman"/>
    </style:style>
    <style:style style:name="P12" style:parent-style-name="Normal" style:family="paragraph">
      <style:text-properties style:font-name="Times New Roman"/>
    </style:style>
    <style:style style:name="P13" style:parent-style-name="Normal" style:family="paragraph">
      <style:text-properties style:font-name="Times New Roman"/>
    </style:style>
    <style:style style:name="P14" style:parent-style-name="Normal" style:family="paragraph">
      <style:text-properties style:font-name="Times New Roman"/>
    </style:style>
    <style:style style:name="P15" style:parent-style-name="Normal" style:family="paragraph">
      <style:text-properties style:font-name="Times New Roman" fo:font-weight="bold" style:font-weight-asian="bold" style:font-weight-complex="bold"/>
    </style:style>
    <style:style style:name="P16" style:parent-style-name="Normal" style:family="paragraph">
      <style:text-properties style:font-name="Times New Roman" fo:font-weight="bold" style:font-weight-asian="bold" style:font-weight-complex="bold"/>
    </style:style>
    <style:style style:name="P17" style:parent-style-name="Normal" style:family="paragraph">
      <style:text-properties style:font-name="Times New Roman" fo:font-weight="bold" style:font-weight-asian="bold" style:font-weight-complex="bold"/>
    </style:style>
    <style:style style:name="P18" style:parent-style-name="Normal" style:family="paragraph">
      <style:text-properties style:font-name="Times New Roman" fo:font-weight="bold" style:font-weight-asian="bold" style:font-weight-complex="bold"/>
    </style:style>
    <style:style style:name="P19" style:parent-style-name="Normal" style:family="paragraph">
      <style:text-properties style:font-name="Times New Roman" fo:font-weight="bold" style:font-weight-asian="bold" style:font-weight-complex="bold"/>
    </style:style>
    <style:style style:name="P20" style:parent-style-name="Normal" style:family="paragraph">
      <style:text-properties style:font-name="Times New Roman" fo:font-weight="bold" style:font-weight-asian="bold" style:font-weight-complex="bold"/>
    </style:style>
    <style:style style:name="P21" style:parent-style-name="Normal" style:family="paragraph">
      <style:text-properties style:font-name="Times New Roman" fo:font-weight="bold" style:font-weight-asian="bold" style:font-weight-complex="bold"/>
    </style:style>
    <style:style style:name="P22" style:parent-style-name="Normal" style:family="paragraph">
      <style:text-properties style:font-name="Times New Roman" fo:font-weight="bold" style:font-weight-asian="bold" style:font-weight-complex="bold"/>
    </style:style>
    <style:style style:name="P23" style:parent-style-name="Normal" style:family="paragraph">
      <style:text-properties style:font-name="Times New Roman" fo:font-weight="bold" style:font-weight-asian="bold" style:font-weight-complex="bold"/>
    </style:style>
    <style:style style:name="P24" style:parent-style-name="Normal" style:family="paragraph">
      <style:text-properties style:font-name="Times New Roman" fo:font-weight="bold" style:font-weight-asian="bold" style:font-weight-complex="bold"/>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Normal" style:family="paragraph">
      <style:text-properties style:font-name="Times New Roman"/>
    </style:style>
    <style:style style:name="P31" style:parent-style-name="Normal" style:family="paragraph">
      <style:text-properties style:font-name="Times New Roman"/>
    </style:style>
    <style:style style:name="P32" style:parent-style-name="Normal" style:family="paragraph">
      <style:text-properties style:font-name="Times New Roman"/>
    </style:style>
    <style:style style:name="P33" style:parent-style-name="Normal" style:family="paragraph">
      <style:text-properties style:font-name="Times New Roman"/>
    </style:style>
    <style:style style:name="P34" style:parent-style-name="Normal" style:family="paragraph">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style:style>
    <style:style style:name="P37" style:parent-style-name="Normal" style:family="paragraph">
      <style:text-properties style:font-name="Times New Roman"/>
    </style:style>
    <style:style style:name="P38" style:parent-style-name="Normal" style:family="paragraph">
      <style:text-properties style:font-name="Times New Roman"/>
    </style:style>
    <style:style style:name="P39" style:parent-style-name="Normal" style:family="paragraph">
      <style:text-properties style:font-name="Times New Roman"/>
    </style:style>
    <style:style style:name="P40" style:parent-style-name="Normal" style:family="paragraph">
      <style:text-properties style:font-name="Times New Roman"/>
    </style:style>
    <style:style style:name="P41" style:parent-style-name="Normal" style:family="paragraph">
      <style:text-properties style:font-name="Times New Roman" fo:font-weight="bold" style:font-weight-asian="bold" style:font-weight-complex="bold"/>
    </style:style>
    <style:style style:name="T42" style:parent-style-name="Fuentedepárrafopredeter." style:family="text">
      <style:text-properties style:font-name="Times New Roman" fo:font-weight="bold" style:font-weight-asian="bold" style:font-weight-complex="bold"/>
    </style:style>
    <style:style style:name="T43" style:parent-style-name="Fuentedepárrafopredeter." style:family="text">
      <style:text-properties style:font-name="Times New Roman"/>
    </style:style>
    <style:style style:name="T44" style:parent-style-name="Fuentedepárrafopredeter." style:family="text">
      <style:text-properties style:font-name="Times New Roman" fo:font-weight="bold" style:font-weight-asian="bold" style:font-weight-complex="bold"/>
    </style:style>
    <style:style style:name="T45" style:parent-style-name="Fuentedepárrafopredeter." style:family="text">
      <style:text-properties style:font-name="Times New Roman"/>
    </style:style>
    <style:style style:name="T46" style:parent-style-name="Fuentedepárrafopredeter." style:family="text">
      <style:text-properties style:font-name="Times New Roman" fo:font-weight="bold" style:font-weight-asian="bold" style:font-weight-complex="bold"/>
    </style:style>
    <style:style style:name="T47" style:parent-style-name="Fuentedepárrafopredeter." style:family="text">
      <style:text-properties style:font-name="Times New Roman"/>
    </style:style>
    <style:style style:name="T48" style:parent-style-name="Fuentedepárrafopredeter." style:family="text">
      <style:text-properties style:font-name="Times New Roman" fo:font-weight="bold" style:font-weight-asian="bold" style:font-weight-complex="bold"/>
    </style:style>
    <style:style style:name="T49" style:parent-style-name="Fuentedepárrafopredeter." style:family="text">
      <style:text-properties style:font-name="Times New Roman"/>
    </style:style>
    <style:style style:name="T50" style:parent-style-name="Fuentedepárrafopredeter." style:family="text">
      <style:text-properties style:font-name="Times New Roman" fo:font-weight="bold" style:font-weight-asian="bold" style:font-weight-complex="bold"/>
    </style:style>
    <style:style style:name="T51" style:parent-style-name="Fuentedepárrafopredeter." style:family="text">
      <style:text-properties style:font-name="Times New Roman"/>
    </style:style>
    <style:style style:name="T52" style:parent-style-name="Fuentedepárrafopredeter." style:family="text">
      <style:text-properties style:font-name="Times New Roman"/>
    </style:style>
    <style:style style:name="T53" style:parent-style-name="Fuentedepárrafopredeter." style:family="text">
      <style:text-properties style:font-name="Times New Roman" fo:font-weight="bold" style:font-weight-asian="bold" style:font-weight-complex="bold"/>
    </style:style>
    <style:style style:name="T54" style:parent-style-name="Fuentedepárrafopredeter." style:family="text">
      <style:text-properties style:font-name="Times New Roman"/>
    </style:style>
    <style:style style:name="P55" style:parent-style-name="Normal" style:list-style-name="LFO1" style:family="paragraph"/>
    <style:style style:name="T56" style:parent-style-name="Fuentedepárrafopredeter." style:family="text">
      <style:text-properties style:font-name="Times New Roman" fo:font-weight="bold" style:font-weight-asian="bold" style:font-weight-complex="bold"/>
    </style:style>
    <style:style style:name="T57" style:parent-style-name="Fuentedepárrafopredeter." style:family="text">
      <style:text-properties style:font-name="Times New Roman"/>
    </style:style>
    <style:style style:name="P58" style:parent-style-name="Normal" style:list-style-name="LFO1" style:family="paragraph"/>
    <style:style style:name="T59" style:parent-style-name="Fuentedepárrafopredeter." style:family="text">
      <style:text-properties style:font-name="Times New Roman" fo:font-weight="bold" style:font-weight-asian="bold" style:font-weight-complex="bold"/>
    </style:style>
    <style:style style:name="T60" style:parent-style-name="Fuentedepárrafopredeter." style:family="text">
      <style:text-properties style:font-name="Times New Roman"/>
    </style:style>
    <style:style style:name="P61" style:parent-style-name="Normal" style:list-style-name="LFO1" style:family="paragraph"/>
    <style:style style:name="T62" style:parent-style-name="Fuentedepárrafopredeter." style:family="text">
      <style:text-properties style:font-name="Times New Roman" fo:font-weight="bold" style:font-weight-asian="bold" style:font-weight-complex="bold"/>
    </style:style>
    <style:style style:name="T63" style:parent-style-name="Fuentedepárrafopredeter." style:family="text">
      <style:text-properties style:font-name="Times New Roman"/>
    </style:style>
    <style:style style:name="T64" style:parent-style-name="Fuentedepárrafopredeter." style:family="text">
      <style:text-properties style:font-name="Times New Roman" fo:font-weight="bold" style:font-weight-asian="bold" style:font-weight-complex="bold"/>
    </style:style>
    <style:style style:name="T65" style:parent-style-name="Fuentedepárrafopredeter." style:family="text">
      <style:text-properties style:font-name="Times New Roman"/>
    </style:style>
    <style:style style:name="T66" style:parent-style-name="Fuentedepárrafopredeter." style:family="text">
      <style:text-properties style:font-name="Times New Roman" fo:font-weight="bold" style:font-weight-asian="bold" style:font-weight-complex="bold"/>
    </style:style>
    <style:style style:name="T67" style:parent-style-name="Fuentedepárrafopredeter." style:family="text">
      <style:text-properties style:font-name="Times New Roman"/>
    </style:style>
    <style:style style:name="P68" style:parent-style-name="Normal" style:family="paragraph">
      <style:text-properties style:font-name="Times New Roman" style:text-underline-type="single" style:text-underline-style="solid" style:text-underline-width="auto" style:text-underline-mode="continuous"/>
    </style:style>
    <style:style style:name="P69"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70" style:parent-style-name="Normal" style:list-style-name="LFO2" style:family="paragraph"/>
    <style:style style:name="T71"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72" style:parent-style-name="Fuentedepárrafopredeter." style:family="text">
      <style:text-properties style:font-name="Times New Roman" style:text-underline-type="single" style:text-underline-style="solid" style:text-underline-width="auto" style:text-underline-mode="continuous"/>
    </style:style>
    <style:style style:name="T73"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74" style:parent-style-name="Fuentedepárrafopredeter." style:family="text">
      <style:text-properties style:font-name="Times New Roman" style:text-underline-type="single" style:text-underline-style="solid" style:text-underline-width="auto" style:text-underline-mode="continuous"/>
    </style:style>
    <style:style style:name="T75"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76" style:parent-style-name="Fuentedepárrafopredeter." style:family="text">
      <style:text-properties style:font-name="Times New Roman" style:text-underline-type="single" style:text-underline-style="solid" style:text-underline-width="auto" style:text-underline-mode="continuous"/>
    </style:style>
    <style:style style:name="T77"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78" style:parent-style-name="Fuentedepárrafopredeter." style:family="text">
      <style:text-properties style:font-name="Times New Roman" style:text-underline-type="single" style:text-underline-style="solid" style:text-underline-width="auto" style:text-underline-mode="continuous"/>
    </style:style>
    <style:style style:name="P79" style:parent-style-name="Normal" style:list-style-name="LFO2" style:family="paragraph"/>
    <style:style style:name="T80"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81" style:parent-style-name="Fuentedepárrafopredeter." style:family="text">
      <style:text-properties style:font-name="Times New Roman" style:text-underline-type="single" style:text-underline-style="solid" style:text-underline-width="auto" style:text-underline-mode="continuous"/>
    </style:style>
    <style:style style:name="T82"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83" style:parent-style-name="Fuentedepárrafopredeter." style:family="text">
      <style:text-properties style:font-name="Times New Roman" style:text-underline-type="single" style:text-underline-style="solid" style:text-underline-width="auto" style:text-underline-mode="continuous"/>
    </style:style>
    <style:style style:name="P84" style:parent-style-name="Normal" style:list-style-name="LFO2" style:family="paragraph"/>
    <style:style style:name="T85"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86" style:parent-style-name="Fuentedepárrafopredeter." style:family="text">
      <style:text-properties style:font-name="Times New Roman" style:text-underline-type="single" style:text-underline-style="solid" style:text-underline-width="auto" style:text-underline-mode="continuous"/>
    </style:style>
    <style:style style:name="P87" style:parent-style-name="Normal" style:list-style-name="LFO2" style:family="paragraph"/>
    <style:style style:name="T88"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89" style:parent-style-name="Fuentedepárrafopredeter." style:family="text">
      <style:text-properties style:font-name="Times New Roman" style:text-underline-type="single" style:text-underline-style="solid" style:text-underline-width="auto" style:text-underline-mode="continuous"/>
    </style:style>
    <style:style style:name="P90" style:parent-style-name="Normal" style:list-style-name="LFO2" style:family="paragraph"/>
    <style:style style:name="T91"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92" style:parent-style-name="Fuentedepárrafopredeter." style:family="text">
      <style:text-properties style:font-name="Times New Roman" style:text-underline-type="single" style:text-underline-style="solid" style:text-underline-width="auto" style:text-underline-mode="continuous"/>
    </style:style>
    <style:style style:name="P93" style:parent-style-name="Normal" style:list-style-name="LFO2" style:family="paragraph"/>
    <style:style style:name="T94"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95" style:parent-style-name="Fuentedepárrafopredeter." style:family="text">
      <style:text-properties style:font-name="Times New Roman" style:text-underline-type="single" style:text-underline-style="solid" style:text-underline-width="auto" style:text-underline-mode="continuous"/>
    </style:style>
    <style:style style:name="P96" style:parent-style-name="Normal" style:list-style-name="LFO2" style:family="paragraph"/>
    <style:style style:name="T97"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98" style:parent-style-name="Fuentedepárrafopredeter." style:family="text">
      <style:text-properties style:font-name="Times New Roman" style:text-underline-type="single" style:text-underline-style="solid" style:text-underline-width="auto" style:text-underline-mode="continuous"/>
    </style:style>
    <style:style style:name="T99"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00" style:parent-style-name="Fuentedepárrafopredeter." style:family="text">
      <style:text-properties style:font-name="Times New Roman" style:text-underline-type="single" style:text-underline-style="solid" style:text-underline-width="auto" style:text-underline-mode="continuous"/>
    </style:style>
    <style:style style:name="T101"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02" style:parent-style-name="Fuentedepárrafopredeter." style:family="text">
      <style:text-properties style:font-name="Times New Roman" style:text-underline-type="single" style:text-underline-style="solid" style:text-underline-width="auto" style:text-underline-mode="continuous"/>
    </style:style>
    <style:style style:name="P103" style:parent-style-name="Normal" style:family="paragraph">
      <style:text-properties style:font-name="Times New Roman" style:text-underline-type="single" style:text-underline-style="solid" style:text-underline-width="auto" style:text-underline-mode="continuous"/>
    </style:style>
    <style:style style:name="T104"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05"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06" style:parent-style-name="Fuentedepárrafopredeter." style:family="text">
      <style:text-properties style:font-name="Times New Roman" style:text-underline-type="single" style:text-underline-style="solid" style:text-underline-width="auto" style:text-underline-mode="continuous"/>
    </style:style>
    <style:style style:name="T107"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08" style:parent-style-name="Fuentedepárrafopredeter." style:family="text">
      <style:text-properties style:font-name="Times New Roman" style:text-underline-type="single" style:text-underline-style="solid" style:text-underline-width="auto" style:text-underline-mode="continuous"/>
    </style:style>
    <style:style style:name="T109"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10" style:parent-style-name="Fuentedepárrafopredeter." style:family="text">
      <style:text-properties style:font-name="Times New Roman" style:text-underline-type="single" style:text-underline-style="solid" style:text-underline-width="auto" style:text-underline-mode="continuous"/>
    </style:style>
    <style:style style:name="T111"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12" style:parent-style-name="Fuentedepárrafopredeter." style:family="text">
      <style:text-properties style:font-name="Times New Roman" style:text-underline-type="single" style:text-underline-style="solid" style:text-underline-width="auto" style:text-underline-mode="continuous"/>
    </style:style>
    <style:style style:name="T113"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14" style:parent-style-name="Fuentedepárrafopredeter." style:family="text">
      <style:text-properties style:font-name="Times New Roman" style:text-underline-type="single" style:text-underline-style="solid" style:text-underline-width="auto" style:text-underline-mode="continuous"/>
    </style:style>
    <style:style style:name="T115"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16" style:parent-style-name="Fuentedepárrafopredeter." style:family="text">
      <style:text-properties style:font-name="Times New Roman" style:text-underline-type="single" style:text-underline-style="solid" style:text-underline-width="auto" style:text-underline-mode="continuous"/>
    </style:style>
    <style:style style:name="T117"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18" style:parent-style-name="Fuentedepárrafopredeter." style:family="text">
      <style:text-properties style:font-name="Times New Roman" style:text-underline-type="single" style:text-underline-style="solid" style:text-underline-width="auto" style:text-underline-mode="continuous"/>
    </style:style>
    <style:style style:name="T119"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20" style:parent-style-name="Fuentedepárrafopredeter." style:family="text">
      <style:text-properties style:font-name="Times New Roman" style:text-underline-type="single" style:text-underline-style="solid" style:text-underline-width="auto" style:text-underline-mode="continuous"/>
    </style:style>
    <style:style style:name="P121" style:parent-style-name="Normal" style:list-style-name="LFO3" style:family="paragraph"/>
    <style:style style:name="T122"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23" style:parent-style-name="Fuentedepárrafopredeter." style:family="text">
      <style:text-properties style:font-name="Times New Roman" style:text-underline-type="single" style:text-underline-style="solid" style:text-underline-width="auto" style:text-underline-mode="continuous"/>
    </style:style>
    <style:style style:name="P124" style:parent-style-name="Normal" style:list-style-name="LFO3" style:family="paragraph"/>
    <style:style style:name="T125"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26" style:parent-style-name="Fuentedepárrafopredeter." style:family="text">
      <style:text-properties style:font-name="Times New Roman" style:text-underline-type="single" style:text-underline-style="solid" style:text-underline-width="auto" style:text-underline-mode="continuous"/>
    </style:style>
    <style:style style:name="P127" style:parent-style-name="Normal" style:list-style-name="LFO3" style:family="paragraph"/>
    <style:style style:name="T128"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29" style:parent-style-name="Fuentedepárrafopredeter." style:family="text">
      <style:text-properties style:font-name="Times New Roman" style:text-underline-type="single" style:text-underline-style="solid" style:text-underline-width="auto" style:text-underline-mode="continuous"/>
    </style:style>
    <style:style style:name="T130"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31" style:parent-style-name="Fuentedepárrafopredeter." style:family="text">
      <style:text-properties style:font-name="Times New Roman" style:text-underline-type="single" style:text-underline-style="solid" style:text-underline-width="auto" style:text-underline-mode="continuous"/>
    </style:style>
    <style:style style:name="T132" style:parent-style-name="Fuentedepárrafopredeter."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33" style:parent-style-name="Fuentedepárrafopredeter." style:family="text">
      <style:text-properties style:font-name="Times New Roman" style:text-underline-type="single" style:text-underline-style="solid" style:text-underline-width="auto" style:text-underline-mode="continuous"/>
    </style:style>
    <style:style style:name="T134" style:parent-style-name="Fuentedepárrafopredeter." style:family="text">
      <style:text-properties style:font-name="Times New Roman" style:text-underline-type="single" style:text-underline-style="solid" style:text-underline-width="auto" style:text-underline-mode="continuous"/>
    </style:style>
    <style:style style:name="P135" style:parent-style-name="Normal" style:family="paragraph">
      <style:text-properties style:font-name="Times New Roman" style:text-underline-type="single" style:text-underline-style="solid" style:text-underline-width="auto" style:text-underline-mode="continuous"/>
    </style:style>
    <style:style style:name="T136" style:parent-style-name="Fuentedepárrafopredeter." style:family="text">
      <style:text-properties style:font-name="Times New Roman"/>
    </style:style>
    <style:style style:name="P137" style:parent-style-name="Normal" style:family="paragraph">
      <style:text-properties style:font-name="Times New Roman" style:text-underline-type="single" style:text-underline-style="solid" style:text-underline-width="auto" style:text-underline-mode="continuous"/>
    </style:style>
  </office:automatic-styles>
  <office:body>
    <office:text text:use-soft-page-breaks="true">
      <text:p text:style-name="P1">Apartado 1. La Creación.<text:tab/></text:p>
      <text:p text:style-name="P2">Fase 1. Observación del Entorno.<text:tab/></text:p>
      <text:p text:style-name="P3">Fase 2. Identificación de la Necesidad.</text:p>
      <text:p text:style-name="P4">Fase 3. Generación de Ideas.<text:tab/></text:p>
      <text:p text:style-name="P5">Fase 4. Selección de la idea más adecuada.<text:tab/></text:p>
      <text:p text:style-name="P6">Apartado 2. Modelo de negocio<text:tab/></text:p>
      <text:p text:style-name="P7">Fase 1. Propuesta de valor.<text:tab/></text:p>
      <text:p text:style-name="P8">Fase 2. Segmento de Clientes.<text:tab/></text:p>
      <text:p text:style-name="P9">Fase 3. Canales de Distribución.<text:tab/></text:p>
      <text:p text:style-name="P10">Fase 4. Relación con Clientes.<text:tab/></text:p>
      <text:p text:style-name="P11">Fase 5. Recursos Clave.<text:tab/></text:p>
      <text:p text:style-name="P12">Fase 6. Actividades Clave.</text:p>
      <text:p text:style-name="P13">Fase 7. Ingresos.<text:tab/></text:p>
      <text:p text:style-name="P14">Fase 8. Costes.<text:tab/></text:p>
      <text:p text:style-name="P15">Apartado 3. Valores éticos</text:p>
      <text:p text:style-name="P16">Apartado 4. Entorno</text:p>
      <text:p text:style-name="P17">Entorno General</text:p>
      <text:p text:style-name="P18">Localizacion (Comunidad), política, económica<text:s/></text:p>
      <text:p text:style-name="P19">Entorno Especifico</text:p>
      <text:p text:style-name="P20">Clientes</text:p>
      <text:p text:style-name="P21">Proveedores<text:s/></text:p>
      <text:p text:style-name="P22"><text:s/>Intermediario (playStore)</text:p>
      <text:p text:style-name="P23">Apartado 5. Marketing</text:p>
      <text:p text:style-name="P24"/>
      <text:p text:style-name="P25"/>
      <text:p text:style-name="P26">Apartado 1. La Creación</text:p>
      <text:p text:style-name="P27">Fase 1. Observación del Entorno En esta fase se analiza la situación actual de los estudiantes de Bachillerato, detectando una falta de organización y un desconocimiento generalizado sobre técnicas de estudio efectivas, lo que deriva en altos niveles de estrés y resultados académicos por debajo del potencial real.</text:p>
      <text:p text:style-name="P28"/>
      <text:p text:style-name="P29">Fase 2. Identificación de la Necesidad Se identifica que los alumnos no necesitan solo una agenda, sino una guía que les enseñe a optimizar su tiempo y les proporcione herramientas concretas para mejorar su aprendizaje de forma personalizada.</text:p>
      <text:p text:style-name="P30"/>
      <text:p text:style-name="P31">Fase 3. Generación de Ideas (Brainstorming) Durante la lluvia de ideas para el proyecto emprendedor, se plantearon las siguientes tres opciones:</text:p>
      <text:p text:style-name="P32"/>
      <text:p text:style-name="P33">Generador de exámenes reales: Una plataforma para practicar con modelos de exámenes oficiales y autoevaluarse.</text:p>
      <text:p text:style-name="P34"/>
      <text:p text:style-name="P35">App para aprender a estudiar (Idea seleccionada - StudyMatchKey): Una aplicación integral que combina la planificación con la enseñanza de métodos de estudio activos (Feynman, Pomodoro, etc.).</text:p>
      <text:p text:style-name="P36"/>
      <text:p text:style-name="P37">Planificador de objetivos inteligente: Un sistema centrado únicamente en la gestión de metas y cumplimiento de calendarios mediante IA.</text:p>
      <text:p text:style-name="P38"/>
      <text:p text:style-name="P39">Fase 4. Selección de la idea más adecuada Se elige la App para aprender a estudiar (StudyMatchKey) por ser la solución más completa, ya que no solo planifica (como el planificador) o evalúa (como el generador), sino que ataca la raíz del problema: la falta de técnica de estudio del alumno.</text:p>
      <text:p text:style-name="P40"/>
      <text:p text:style-name="P41">Apartado 1. La Creación</text:p>
      <text:p text:style-name="Normal"><text:span text:style-name="T42">Fase 1. Observación del Entorno</text:span><text:span text:style-name="T43"><text:s/>Se observa el panorama educativo actual, marcado por la<text:s/></text:span><text:span text:style-name="T44">Agenda 2030</text:span><text:span text:style-name="T45">. En particular, se analiza la<text:s/></text:span><text:span text:style-name="T46">Meta 4.7 del Objetivo de Desarrollo Sostenible 4 (Educación de Calidad)</text:span><text:span text:style-name="T47">, que busca asegurar que todos los alumnos adquieran los conocimientos teóricos y prácticos necesarios para promover el desarrollo sostenible. Se detecta que, para lograr esto, el sistema educativo debe evolucionar más allá de la memorización, centrándose en competencias que permitan al estudiante ser autónomo.</text:span></text:p>
      <text:p text:style-name="Normal"><text:span text:style-name="T48">Fase 2. Identificación de la Necesidad</text:span><text:span text:style-name="T49"><text:s/>Se identifica que la verdadera carencia en el Bachillerato no es la falta de información, sino la falta de herramientas para procesarla. Existe una necesidad crítica de<text:s/></text:span><text:span text:style-name="T50">"enseñar a aprender"</text:span><text:span text:style-name="T51">. Los estudiantes se enfrentan a una gran carga lectiva sin conocer técnicas de estudio activas, lo que genera frustración<text:s/></text:span><text:soft-page-break/><text:span text:style-name="T52">y abandono escolar. La necesidad es crear un puente entre el contenido académico y la capacidad cognitiva del alumno.</text:span></text:p>
      <text:p text:style-name="Normal"><text:span text:style-name="T53">Fase 3. Generación de Ideas (Brainstorming)</text:span><text:span text:style-name="T54"><text:s/>En esta fase se valoraron tres propuestas principales para dar respuesta a la Meta 4.7:</text:span></text:p>
      <text:list text:style-name="LFO1" text:continue-numbering="true">
        <text:list-item>
          <text:p text:style-name="P55"><text:span text:style-name="T56">Generador de exámenes reales:</text:span><text:span text:style-name="T57"><text:s/>Enfocado en la práctica intensiva y la simulación de pruebas oficiales para reducir la ansiedad ante los exámenes.</text:span></text:p>
        </text:list-item>
        <text:list-item>
          <text:p text:style-name="P58"><text:span text:style-name="T59">Planificador de objetivos inteligente:</text:span><text:span text:style-name="T60"><text:s/>Una herramienta basada en algoritmos para distribuir la carga de trabajo y optimizar el tiempo del estudiante.</text:span></text:p>
        </text:list-item>
        <text:list-item>
          <text:p text:style-name="P61"><text:span text:style-name="T62">App para aprender a estudiar (StudyMatchKey):</text:span><text:span text:style-name="T63"><text:s/>Esta es la propuesta ganadora. Una plataforma que no solo organiza, sino que enseña métodos como la técnica Feynman, mapas mentales o el método Pomodoro, alineándose con el concepto de aprendizaje a lo largo de la vida.</text:span></text:p>
        </text:list-item>
      </text:list>
      <text:p text:style-name="Normal"><text:span text:style-name="T64">Fase 4. Selección de la idea más adecuada</text:span><text:span text:style-name="T65"><text:s/>Se selecciona la<text:s/></text:span><text:span text:style-name="T66">App para aprender a estudiar</text:span><text:span text:style-name="T67">. La elección se basa en su capacidad para transformar el modelo educativo tradicional en uno competencial. Al dotar al alumno de estrategias de aprendizaje propias, se cumple con la visión de la Agenda 2030 de proporcionar una educación inclusiva, equitativa y de calidad que empodere al individuo para su futuro personal y profesional.</text:span></text:p>
      <text:p text:style-name="P68"/>
      <text:p text:style-name="P69">Apartado 1. La Creación</text:p>
      <text:list text:style-name="LFO2" text:continue-numbering="true">
        <text:list-item>
          <text:p text:style-name="P70"><text:span text:style-name="T71">Fase 1. Observación del Entorno</text:span><text:span text:style-name="T72"><text:s/>En esta fase se analiza la situación actual de los estudiantes, donde se observa una falta de herramientas que fomenten la autonomía. Se toma como referencia la<text:s/></text:span><text:span text:style-name="T73">Agenda 2030</text:span><text:span text:style-name="T74">, concretamente el<text:s/></text:span><text:span text:style-name="T75">Objetivo de Desarrollo Sostenible 4</text:span><text:span text:style-name="T76">, y más específicamente la<text:s/></text:span><text:span text:style-name="T77">Meta 4.7</text:span><text:span text:style-name="T78">, que destaca la importancia de adquirir conocimientos y competencias para promover el desarrollo sostenible y estilos de vida sostenibles. Se observa que el sistema actual no siempre dota al alumno de las capacidades necesarias para ser autosuficiente en su aprendizaje.</text:span></text:p>
        </text:list-item>
        <text:list-item>
          <text:p text:style-name="P79"><text:span text:style-name="T80">Fase 2. Identificación de la Necesidad</text:span><text:span text:style-name="T81"><text:s/>Se detecta que los alumnos de Bachillerato se enfrentan a una gran carga lectiva sin tener una base sólida de técnicas de estudio. Existe la necesidad real de<text:s/></text:span><text:span text:style-name="T82">"enseñar a aprender"</text:span><text:span text:style-name="T83">, proporcionando estrategias que permitan al estudiante gestionar su propio proceso de aprendizaje de forma eficiente, reduciendo el estrés y mejorando el rendimiento académico mediante la personalización.</text:span></text:p>
        </text:list-item>
        <text:list-item>
          <text:p text:style-name="P84"><text:span text:style-name="T85">Fase 3. Generación de Ideas (Brainstorming)</text:span><text:span text:style-name="T86"><text:s/>En la lluvia de ideas para dar solución a estas necesidades se plantearon tres opciones:</text:span></text:p>
          <text:list text:continue-numbering="true">
            <text:list-item>
              <text:p text:style-name="P87"><text:span text:style-name="T88">Generador de exámenes reales:</text:span><text:span text:style-name="T89"><text:s/>Plataforma para practicar con exámenes de años anteriores.</text:span></text:p>
            </text:list-item>
            <text:list-item>
              <text:p text:style-name="P90"><text:span text:style-name="T91">App para aprender a estudiar (Idea seleccionada - StudyMatchKey):</text:span><text:span text:style-name="T92"><text:s/>Una aplicación centrada en enseñar métodos de estudio activos y organización.</text:span></text:p>
            </text:list-item>
            <text:list-item>
              <text:p text:style-name="P93"><text:span text:style-name="T94">Planificador de objetivos inteligente:</text:span><text:span text:style-name="T95"><text:s/>Sistema basado en metas diarias y semanales con recordatorios.</text:span></text:p>
            </text:list-item>
          </text:list>
        </text:list-item>
        <text:list-item>
          <text:p text:style-name="P96"><text:span text:style-name="T97">Fase 4. Selección de la idea más adecuada</text:span><text:span text:style-name="T98"><text:s/>Se selecciona la<text:s/></text:span><text:span text:style-name="T99">App para aprender a estudiar</text:span><text:span text:style-name="T100"><text:s/>porque es la que mejor responde a la<text:s/></text:span><text:span text:style-name="T101">Meta 4.7</text:span><text:span text:style-name="T102">, ya que no solo ayuda a aprobar, sino que forma al estudiante en competencias de aprendizaje que le servirán para toda la vida. Es la idea que realmente materializa el concepto de "enseñar a aprender", integrando la planificación con la metodología pedagógica.</text:span></text:p>
        </text:list-item>
      </text:list>
      <text:p text:style-name="P103"/>
      <text:p text:style-name="Normal"><text:span text:style-name="T104">Apartado 1. La Creación.</text:span></text:p>
      <text:p text:style-name="Normal"><text:span text:style-name="T105">Fase 1. Observación del Entorno.</text:span><text:span text:style-name="T106"><text:s/>Para esta fase de observación hemos analizado nuestro entorno para identificar áreas de mejora o problemas sin resolver. Actualmente, nos encontramos en una sociedad donde la educación es un pilar fundamental, pero a menudo los estudiantes se sienten abrumados y carecen de herramientas efectivas para gestionar su aprendizaje. En este contexto, nos hemos fijado en la<text:s/></text:span><text:span text:style-name="T107">Agenda 2030</text:span><text:span text:style-name="T108">, específicamente en el<text:s/></text:span><text:span text:style-name="T109">Objetivo de Desarrollo Sostenible 4 (Educación de Calidad)</text:span><text:span text:style-name="T110"><text:s/>y su<text:s/></text:span><text:span text:style-name="T111">Meta 4.7</text:span><text:span text:style-name="T112">, la cual promueve la adquisición de conocimientos y habilidades necesarias para un desarrollo sostenible y estilos de vida sostenibles.</text:span></text:p>
      <text:p text:style-name="Normal"><text:span text:style-name="T113">Fase 2. Identificación de la Necesidad.</text:span><text:span text:style-name="T114"><text:s/>Tras observar el entorno, hemos identificado una necesidad crítica: la importancia de<text:s/></text:span><text:span text:style-name="T115">enseñar a aprender</text:span><text:span text:style-name="T116">. Muchos alumnos de bachillerato cuentan con una gran carga de estudio pero carecen de una metodología adecuada que les permita organizar su tiempo y optimizar su esfuerzo. Existe, por tanto, la necesidad de una herramienta que no solo organice el contenido, sino que guíe al estudiante en el proceso de cómo estudiar de manera efectiva.</text:span></text:p>
      <text:p text:style-name="Normal"><text:span text:style-name="T117">Fase 3. Generación de Ideas.</text:span><text:span text:style-name="T118"><text:s/>Durante la sesión de<text:s/></text:span><text:span text:style-name="T119">brainstorming</text:span><text:span text:style-name="T120">, surgieron varias propuestas orientadas a mejorar el rendimiento académico:</text:span></text:p>
      <text:list text:style-name="LFO3" text:continue-numbering="true">
        <text:list-item>
          <text:p text:style-name="P121"><text:span text:style-name="T122">Generador de exámenes reales:</text:span><text:span text:style-name="T123"><text:s/>Una plataforma que recopila exámenes oficiales para que los alumnos practiquen en condiciones reales.</text:span></text:p>
        </text:list-item>
        <text:list-item>
          <text:p text:style-name="P124"><text:span text:style-name="T125">App para aprender a estudiar (Idea seleccionada):</text:span><text:span text:style-name="T126"><text:s/>Una aplicación que enseña técnicas de estudio personalizadas y ayuda a planificar las sesiones de trabajo.</text:span></text:p>
        </text:list-item>
        <text:list-item>
          <text:p text:style-name="P127"><text:span text:style-name="T128">Planificador de objetivos inteligente:</text:span><text:span text:style-name="T129"><text:s/>Un sistema que distribuye las tareas de forma automática basándose en la prioridad y dificultad de las materias.</text:span></text:p>
        </text:list-item>
      </text:list>
      <text:p text:style-name="Normal"><text:span text:style-name="T130">Fase 4. Selección de la idea más adecuada.</text:span><text:span text:style-name="T131"><text:s/>Finalmente, nos decantamos por la<text:s/></text:span><text:span text:style-name="T132">App para aprender a estudiar (StudyMatchKey)</text:span><text:span text:style-name="T133">. La razón de esta elección es que integra perfectamente la necesidad de enseñar a aprender y se alinea directamente con la meta<text:s/></text:span><text:soft-page-break/><text:span text:style-name="T134">4.7 de la Agenda 2030, dotando al alumnado de una competencia transversal que le servirá durante toda su vida académica y profesional.</text:span></text:p>
      <text:p text:style-name="P135"/>
      <text:p text:style-name="Normal"><text:span text:style-name="T136">Apartado 3. Valores éticos</text:span></text:p>
      <text:p text:style-name="P1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6-01-22T12:30:00Z</meta:creation-date>
    <dc:date>2026-02-02T12:36:00Z</dc:date>
    <meta:template xlink:href="Normal.dotm" xlink:type="simple"/>
    <meta:editing-cycles>1</meta:editing-cycles>
    <meta:editing-duration>PT4680S</meta:editing-duration>
    <meta:document-statistic meta:page-count="5" meta:paragraph-count="16" meta:word-count="1267" meta:character-count="8222" meta:row-count="58" meta:non-whitespace-character-count="6971"/>
  </office:meta>
</office:document-meta>
</file>